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3602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0.9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04" calcext:value-type="float">
            <text:p>1004</text:p>
          </table:table-cell>
          <table:table-cell office:value-type="float" office:value="3454134779" calcext:value-type="float">
            <text:p>3454134779</text:p>
          </table:table-cell>
          <table:table-cell office:value-type="float" office:value="9128195743" calcext:value-type="float">
            <text:p>9128195743</text:p>
          </table:table-cell>
          <table:table-cell office:value-type="float" office:value="11556616" calcext:value-type="float">
            <text:p>11556616</text:p>
          </table:table-cell>
          <table:table-cell office:value-type="float" office:value="371981548" calcext:value-type="float">
            <text:p>371981548</text:p>
          </table:table-cell>
          <table:table-cell office:value-type="float" office:value="367574704" calcext:value-type="float">
            <text:p>367574704</text:p>
          </table:table-cell>
          <table:table-cell office:value-type="float" office:value="705797" calcext:value-type="float">
            <text:p>7057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403" calcext:value-type="float">
            <text:p>0.378403</text:p>
          </table:table-cell>
          <table:table-cell office:value-type="float" office:value="11556616" calcext:value-type="float">
            <text:p>11556616</text:p>
          </table:table-cell>
          <table:table-cell office:value-type="float" office:value="23.711971" calcext:value-type="float">
            <text:p>23.711971</text:p>
          </table:table-cell>
          <table:table-cell office:value-type="float" office:value="23.431057" calcext:value-type="float">
            <text:p>23.431057</text:p>
          </table:table-cell>
          <table:table-cell office:value-type="float" office:value="0.044991" calcext:value-type="float">
            <text:p>0.044991</text:p>
          </table:table-cell>
          <table:table-cell office:value-type="float" office:value="1.01" calcext:value-type="float">
            <text:p>1.01</text:p>
          </table:table-cell>
          <table:table-cell office:value-type="float" office:value="520.79" calcext:value-type="float">
            <text:p>520.7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2007" calcext:value-type="float">
            <text:p>2007</text:p>
          </table:table-cell>
          <table:table-cell office:value-type="float" office:value="3451836349" calcext:value-type="float">
            <text:p>3451836349</text:p>
          </table:table-cell>
          <table:table-cell office:value-type="float" office:value="9200138157" calcext:value-type="float">
            <text:p>9200138157</text:p>
          </table:table-cell>
          <table:table-cell office:value-type="float" office:value="12086900" calcext:value-type="float">
            <text:p>12086900</text:p>
          </table:table-cell>
          <table:table-cell office:value-type="float" office:value="388985130" calcext:value-type="float">
            <text:p>388985130</text:p>
          </table:table-cell>
          <table:table-cell office:value-type="float" office:value="384369825" calcext:value-type="float">
            <text:p>384369825</text:p>
          </table:table-cell>
          <table:table-cell office:value-type="float" office:value="60551" calcext:value-type="float">
            <text:p>6055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94" calcext:value-type="float">
            <text:p>0.375194</text:p>
          </table:table-cell>
          <table:table-cell office:value-type="float" office:value="12086900" calcext:value-type="float">
            <text:p>12086900</text:p>
          </table:table-cell>
          <table:table-cell office:value-type="float" office:value="24.820585" calcext:value-type="float">
            <text:p>24.820585</text:p>
          </table:table-cell>
          <table:table-cell office:value-type="float" office:value="24.526091" calcext:value-type="float">
            <text:p>24.526091</text:p>
          </table:table-cell>
          <table:table-cell office:value-type="float" office:value="0.003864" calcext:value-type="float">
            <text:p>0.003864</text:p>
          </table:table-cell>
          <table:table-cell office:value-type="float" office:value="1.01" calcext:value-type="float">
            <text:p>1.01</text:p>
          </table:table-cell>
          <table:table-cell office:value-type="float" office:value="6347.87" calcext:value-type="float">
            <text:p>6347.8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010" calcext:value-type="float">
            <text:p>3010</text:p>
          </table:table-cell>
          <table:table-cell office:value-type="float" office:value="3576212816" calcext:value-type="float">
            <text:p>3576212816</text:p>
          </table:table-cell>
          <table:table-cell office:value-type="float" office:value="9400227858" calcext:value-type="float">
            <text:p>9400227858</text:p>
          </table:table-cell>
          <table:table-cell office:value-type="float" office:value="10383779" calcext:value-type="float">
            <text:p>10383779</text:p>
          </table:table-cell>
          <table:table-cell office:value-type="float" office:value="334801694" calcext:value-type="float">
            <text:p>334801694</text:p>
          </table:table-cell>
          <table:table-cell office:value-type="float" office:value="330859401" calcext:value-type="float">
            <text:p>330859401</text:p>
          </table:table-cell>
          <table:table-cell office:value-type="float" office:value="189917" calcext:value-type="float">
            <text:p>18991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439" calcext:value-type="float">
            <text:p>0.380439</text:p>
          </table:table-cell>
          <table:table-cell office:value-type="float" office:value="10383779" calcext:value-type="float">
            <text:p>10383779</text:p>
          </table:table-cell>
          <table:table-cell office:value-type="float" office:value="21.363218" calcext:value-type="float">
            <text:p>21.363218</text:p>
          </table:table-cell>
          <table:table-cell office:value-type="float" office:value="21.111666" calcext:value-type="float">
            <text:p>21.111666</text:p>
          </table:table-cell>
          <table:table-cell office:value-type="float" office:value="0.012118" calcext:value-type="float">
            <text:p>0.012118</text:p>
          </table:table-cell>
          <table:table-cell office:value-type="float" office:value="1.01" calcext:value-type="float">
            <text:p>1.01</text:p>
          </table:table-cell>
          <table:table-cell office:value-type="float" office:value="1742.13" calcext:value-type="float">
            <text:p>1742.1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4013" calcext:value-type="float">
            <text:p>4013</text:p>
          </table:table-cell>
          <table:table-cell office:value-type="float" office:value="3274715482" calcext:value-type="float">
            <text:p>3274715482</text:p>
          </table:table-cell>
          <table:table-cell office:value-type="float" office:value="9329857917" calcext:value-type="float">
            <text:p>9329857917</text:p>
          </table:table-cell>
          <table:table-cell office:value-type="float" office:value="11042463" calcext:value-type="float">
            <text:p>11042463</text:p>
          </table:table-cell>
          <table:table-cell office:value-type="float" office:value="412893630" calcext:value-type="float">
            <text:p>412893630</text:p>
          </table:table-cell>
          <table:table-cell office:value-type="float" office:value="410130251" calcext:value-type="float">
            <text:p>410130251</text:p>
          </table:table-cell>
          <table:table-cell office:value-type="float" office:value="121797" calcext:value-type="float">
            <text:p>1217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993" calcext:value-type="float">
            <text:p>0.350993</text:p>
          </table:table-cell>
          <table:table-cell office:value-type="float" office:value="11042463" calcext:value-type="float">
            <text:p>11042463</text:p>
          </table:table-cell>
          <table:table-cell office:value-type="float" office:value="26.346153" calcext:value-type="float">
            <text:p>26.346153</text:p>
          </table:table-cell>
          <table:table-cell office:value-type="float" office:value="26.169827" calcext:value-type="float">
            <text:p>26.169827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1.01" calcext:value-type="float">
            <text:p>1.01</text:p>
          </table:table-cell>
          <table:table-cell office:value-type="float" office:value="3367.33" calcext:value-type="float">
            <text:p>3367.3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5016" calcext:value-type="float">
            <text:p>5016</text:p>
          </table:table-cell>
          <table:table-cell office:value-type="float" office:value="3393014733" calcext:value-type="float">
            <text:p>3393014733</text:p>
          </table:table-cell>
          <table:table-cell office:value-type="float" office:value="9659477385" calcext:value-type="float">
            <text:p>9659477385</text:p>
          </table:table-cell>
          <table:table-cell office:value-type="float" office:value="11377376" calcext:value-type="float">
            <text:p>11377376</text:p>
          </table:table-cell>
          <table:table-cell office:value-type="float" office:value="427773376" calcext:value-type="float">
            <text:p>427773376</text:p>
          </table:table-cell>
          <table:table-cell office:value-type="float" office:value="424939247" calcext:value-type="float">
            <text:p>424939247</text:p>
          </table:table-cell>
          <table:table-cell office:value-type="float" office:value="125743" calcext:value-type="float">
            <text:p>1257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263" calcext:value-type="float">
            <text:p>0.351263</text:p>
          </table:table-cell>
          <table:table-cell office:value-type="float" office:value="11377376" calcext:value-type="float">
            <text:p>11377376</text:p>
          </table:table-cell>
          <table:table-cell office:value-type="float" office:value="27.295609" calcext:value-type="float">
            <text:p>27.295609</text:p>
          </table:table-cell>
          <table:table-cell office:value-type="float" office:value="27.114767" calcext:value-type="float">
            <text:p>27.114767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1.01" calcext:value-type="float">
            <text:p>1.01</text:p>
          </table:table-cell>
          <table:table-cell office:value-type="float" office:value="3379.43" calcext:value-type="float">
            <text:p>3379.4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018" calcext:value-type="float">
            <text:p>6018</text:p>
          </table:table-cell>
          <table:table-cell office:value-type="float" office:value="3312548787" calcext:value-type="float">
            <text:p>3312548787</text:p>
          </table:table-cell>
          <table:table-cell office:value-type="float" office:value="9029267011" calcext:value-type="float">
            <text:p>9029267011</text:p>
          </table:table-cell>
          <table:table-cell office:value-type="float" office:value="9660390" calcext:value-type="float">
            <text:p>9660390</text:p>
          </table:table-cell>
          <table:table-cell office:value-type="float" office:value="345296368" calcext:value-type="float">
            <text:p>345296368</text:p>
          </table:table-cell>
          <table:table-cell office:value-type="float" office:value="342409858" calcext:value-type="float">
            <text:p>342409858</text:p>
          </table:table-cell>
          <table:table-cell office:value-type="float" office:value="708549" calcext:value-type="float">
            <text:p>70854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6868" calcext:value-type="float">
            <text:p>0.366868</text:p>
          </table:table-cell>
          <table:table-cell office:value-type="float" office:value="9660390" calcext:value-type="float">
            <text:p>9660390</text:p>
          </table:table-cell>
          <table:table-cell office:value-type="float" office:value="22.054859" calcext:value-type="float">
            <text:p>22.054859</text:p>
          </table:table-cell>
          <table:table-cell office:value-type="float" office:value="21.870489" calcext:value-type="float">
            <text:p>21.870489</text:p>
          </table:table-cell>
          <table:table-cell office:value-type="float" office:value="0.045257" calcext:value-type="float">
            <text:p>0.045257</text:p>
          </table:table-cell>
          <table:table-cell office:value-type="float" office:value="1.01" calcext:value-type="float">
            <text:p>1.01</text:p>
          </table:table-cell>
          <table:table-cell office:value-type="float" office:value="483.26" calcext:value-type="float">
            <text:p>483.2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7021" calcext:value-type="float">
            <text:p>7021</text:p>
          </table:table-cell>
          <table:table-cell office:value-type="float" office:value="3619386597" calcext:value-type="float">
            <text:p>3619386597</text:p>
          </table:table-cell>
          <table:table-cell office:value-type="float" office:value="9648672091" calcext:value-type="float">
            <text:p>9648672091</text:p>
          </table:table-cell>
          <table:table-cell office:value-type="float" office:value="12649811" calcext:value-type="float">
            <text:p>12649811</text:p>
          </table:table-cell>
          <table:table-cell office:value-type="float" office:value="407725888" calcext:value-type="float">
            <text:p>407725888</text:p>
          </table:table-cell>
          <table:table-cell office:value-type="float" office:value="403036330" calcext:value-type="float">
            <text:p>403036330</text:p>
          </table:table-cell>
          <table:table-cell office:value-type="float" office:value="107186" calcext:value-type="float">
            <text:p>1071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118" calcext:value-type="float">
            <text:p>0.375118</text:p>
          </table:table-cell>
          <table:table-cell office:value-type="float" office:value="12649811" calcext:value-type="float">
            <text:p>12649811</text:p>
          </table:table-cell>
          <table:table-cell office:value-type="float" office:value="26.016407" calcext:value-type="float">
            <text:p>26.016407</text:p>
          </table:table-cell>
          <table:table-cell office:value-type="float" office:value="25.717173" calcext:value-type="float">
            <text:p>25.717173</text:p>
          </table:table-cell>
          <table:table-cell office:value-type="float" office:value="0.006839" calcext:value-type="float">
            <text:p>0.006839</text:p>
          </table:table-cell>
          <table:table-cell office:value-type="float" office:value="1.01" calcext:value-type="float">
            <text:p>1.01</text:p>
          </table:table-cell>
          <table:table-cell office:value-type="float" office:value="3760.16" calcext:value-type="float">
            <text:p>3760.1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024" calcext:value-type="float">
            <text:p>8024</text:p>
          </table:table-cell>
          <table:table-cell office:value-type="float" office:value="3499636802" calcext:value-type="float">
            <text:p>3499636802</text:p>
          </table:table-cell>
          <table:table-cell office:value-type="float" office:value="9326578414" calcext:value-type="float">
            <text:p>9326578414</text:p>
          </table:table-cell>
          <table:table-cell office:value-type="float" office:value="12242901" calcext:value-type="float">
            <text:p>12242901</text:p>
          </table:table-cell>
          <table:table-cell office:value-type="float" office:value="394232271" calcext:value-type="float">
            <text:p>394232271</text:p>
          </table:table-cell>
          <table:table-cell office:value-type="float" office:value="389690402" calcext:value-type="float">
            <text:p>389690402</text:p>
          </table:table-cell>
          <table:table-cell office:value-type="float" office:value="104326" calcext:value-type="float">
            <text:p>10432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5233" calcext:value-type="float">
            <text:p>0.375233</text:p>
          </table:table-cell>
          <table:table-cell office:value-type="float" office:value="12242901" calcext:value-type="float">
            <text:p>12242901</text:p>
          </table:table-cell>
          <table:table-cell office:value-type="float" office:value="25.155397" calcext:value-type="float">
            <text:p>25.155397</text:p>
          </table:table-cell>
          <table:table-cell office:value-type="float" office:value="24.865589" calcext:value-type="float">
            <text:p>24.865589</text:p>
          </table:table-cell>
          <table:table-cell office:value-type="float" office:value="0.006657" calcext:value-type="float">
            <text:p>0.006657</text:p>
          </table:table-cell>
          <table:table-cell office:value-type="float" office:value="1.01" calcext:value-type="float">
            <text:p>1.01</text:p>
          </table:table-cell>
          <table:table-cell office:value-type="float" office:value="3735.31" calcext:value-type="float">
            <text:p>3735.3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9027" calcext:value-type="float">
            <text:p>9027</text:p>
          </table:table-cell>
          <table:table-cell office:value-type="float" office:value="3466610454" calcext:value-type="float">
            <text:p>3466610454</text:p>
          </table:table-cell>
          <table:table-cell office:value-type="float" office:value="9412198784" calcext:value-type="float">
            <text:p>9412198784</text:p>
          </table:table-cell>
          <table:table-cell office:value-type="float" office:value="10507231" calcext:value-type="float">
            <text:p>10507231</text:p>
          </table:table-cell>
          <table:table-cell office:value-type="float" office:value="360712127" calcext:value-type="float">
            <text:p>360712127</text:p>
          </table:table-cell>
          <table:table-cell office:value-type="float" office:value="357403040" calcext:value-type="float">
            <text:p>357403040</text:p>
          </table:table-cell>
          <table:table-cell office:value-type="float" office:value="235246" calcext:value-type="float">
            <text:p>2352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831" calcext:value-type="float">
            <text:p>0.36831</text:p>
          </table:table-cell>
          <table:table-cell office:value-type="float" office:value="10507231" calcext:value-type="float">
            <text:p>10507231</text:p>
          </table:table-cell>
          <table:table-cell office:value-type="float" office:value="23.016527" calcext:value-type="float">
            <text:p>23.016527</text:p>
          </table:table-cell>
          <table:table-cell office:value-type="float" office:value="22.805378" calcext:value-type="float">
            <text:p>22.805378</text:p>
          </table:table-cell>
          <table:table-cell office:value-type="float" office:value="0.015011" calcext:value-type="float">
            <text:p>0.015011</text:p>
          </table:table-cell>
          <table:table-cell office:value-type="float" office:value="1.01" calcext:value-type="float">
            <text:p>1.01</text:p>
          </table:table-cell>
          <table:table-cell office:value-type="float" office:value="1519.27" calcext:value-type="float">
            <text:p>1519.2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030" calcext:value-type="float">
            <text:p>10030</text:p>
          </table:table-cell>
          <table:table-cell office:value-type="float" office:value="3339807789" calcext:value-type="float">
            <text:p>3339807789</text:p>
          </table:table-cell>
          <table:table-cell office:value-type="float" office:value="9499559409" calcext:value-type="float">
            <text:p>9499559409</text:p>
          </table:table-cell>
          <table:table-cell office:value-type="float" office:value="11034336" calcext:value-type="float">
            <text:p>11034336</text:p>
          </table:table-cell>
          <table:table-cell office:value-type="float" office:value="421076905" calcext:value-type="float">
            <text:p>421076905</text:p>
          </table:table-cell>
          <table:table-cell office:value-type="float" office:value="418296067" calcext:value-type="float">
            <text:p>418296067</text:p>
          </table:table-cell>
          <table:table-cell office:value-type="float" office:value="134105" calcext:value-type="float">
            <text:p>1341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575" calcext:value-type="float">
            <text:p>0.351575</text:p>
          </table:table-cell>
          <table:table-cell office:value-type="float" office:value="11034336" calcext:value-type="float">
            <text:p>11034336</text:p>
          </table:table-cell>
          <table:table-cell office:value-type="float" office:value="26.868317" calcext:value-type="float">
            <text:p>26.868317</text:p>
          </table:table-cell>
          <table:table-cell office:value-type="float" office:value="26.690876" calcext:value-type="float">
            <text:p>26.690876</text:p>
          </table:table-cell>
          <table:table-cell office:value-type="float" office:value="0.008557" calcext:value-type="float">
            <text:p>0.008557</text:p>
          </table:table-cell>
          <table:table-cell office:value-type="float" office:value="1.01" calcext:value-type="float">
            <text:p>1.01</text:p>
          </table:table-cell>
          <table:table-cell office:value-type="float" office:value="3119.17" calcext:value-type="float">
            <text:p>3119.1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1033" calcext:value-type="float">
            <text:p>11033</text:p>
          </table:table-cell>
          <table:table-cell office:value-type="float" office:value="3341524812" calcext:value-type="float">
            <text:p>3341524812</text:p>
          </table:table-cell>
          <table:table-cell office:value-type="float" office:value="9503858725" calcext:value-type="float">
            <text:p>9503858725</text:p>
          </table:table-cell>
          <table:table-cell office:value-type="float" office:value="11051276" calcext:value-type="float">
            <text:p>11051276</text:p>
          </table:table-cell>
          <table:table-cell office:value-type="float" office:value="421309219" calcext:value-type="float">
            <text:p>421309219</text:p>
          </table:table-cell>
          <table:table-cell office:value-type="float" office:value="418514045" calcext:value-type="float">
            <text:p>418514045</text:p>
          </table:table-cell>
          <table:table-cell office:value-type="float" office:value="132984" calcext:value-type="float">
            <text:p>1329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597" calcext:value-type="float">
            <text:p>0.351597</text:p>
          </table:table-cell>
          <table:table-cell office:value-type="float" office:value="11051276" calcext:value-type="float">
            <text:p>11051276</text:p>
          </table:table-cell>
          <table:table-cell office:value-type="float" office:value="26.883141" calcext:value-type="float">
            <text:p>26.883141</text:p>
          </table:table-cell>
          <table:table-cell office:value-type="float" office:value="26.704784" calcext:value-type="float">
            <text:p>26.704784</text:p>
          </table:table-cell>
          <table:table-cell office:value-type="float" office:value="0.008486" calcext:value-type="float">
            <text:p>0.008486</text:p>
          </table:table-cell>
          <table:table-cell office:value-type="float" office:value="1.01" calcext:value-type="float">
            <text:p>1.01</text:p>
          </table:table-cell>
          <table:table-cell office:value-type="float" office:value="3147.1" calcext:value-type="float">
            <text:p>3147.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1445" calcext:value-type="float">
            <text:p>11445</text:p>
          </table:table-cell>
          <table:table-cell office:value-type="float" office:value="951633542" calcext:value-type="float">
            <text:p>951633542</text:p>
          </table:table-cell>
          <table:table-cell office:value-type="float" office:value="2515428232" calcext:value-type="float">
            <text:p>2515428232</text:p>
          </table:table-cell>
          <table:table-cell office:value-type="float" office:value="1663505" calcext:value-type="float">
            <text:p>1663505</text:p>
          </table:table-cell>
          <table:table-cell office:value-type="float" office:value="61221159" calcext:value-type="float">
            <text:p>61221159</text:p>
          </table:table-cell>
          <table:table-cell office:value-type="float" office:value="60811132" calcext:value-type="float">
            <text:p>60811132</text:p>
          </table:table-cell>
          <table:table-cell office:value-type="float" office:value="21983" calcext:value-type="float">
            <text:p>2198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319" calcext:value-type="float">
            <text:p>0.378319</text:p>
          </table:table-cell>
          <table:table-cell office:value-type="float" office:value="1663505" calcext:value-type="float">
            <text:p>1663505</text:p>
          </table:table-cell>
          <table:table-cell office:value-type="float" office:value="9.510083" calcext:value-type="float">
            <text:p>9.510083</text:p>
          </table:table-cell>
          <table:table-cell office:value-type="float" office:value="9.446389" calcext:value-type="float">
            <text:p>9.446389</text:p>
          </table:table-cell>
          <table:table-cell office:value-type="float" office:value="0.003415" calcext:value-type="float">
            <text:p>0.003415</text:p>
          </table:table-cell>
          <table:table-cell office:value-type="float" office:value="1.01" calcext:value-type="float">
            <text:p>1.01</text:p>
          </table:table-cell>
          <table:table-cell office:value-type="float" office:value="2766.28" calcext:value-type="float">
            <text:p>2766.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23:12:33.101730766</meta:creation-date>
    <dc:date>2015-10-27T23:16:42.571987412</dc:date>
    <meta:editing-duration>PT3M31S</meta:editing-duration>
    <meta:editing-cycles>2</meta:editing-cycles>
    <meta:generator>LibreOffice/4.2.8.2$Linux_X86_64 LibreOffice_project/420m0$Build-2</meta:generator>
    <meta:document-statistic meta:table-count="1" meta:cell-count="260" meta:object-count="0"/>
  </office:meta>
</office:document-meta>
</file>